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ou have gotten an internship at a software development company. <text:s/>Your supervisor wants you to have the experience of gathering some experimental data and reporting on it. <text:s/>You will present this at the end of your internship to a group of engineers and programmers – who undoubtedly know the answer but who want to hear your results and the reasoning behind any conclusions you reach. <text:s/>Note: <text:s/>You will be asked to make a prediction for a data point which lies outside the range of the experimental data. <text:s/>This is not always valid. <text:s/>In this case, however, your audience is interested in knowing whether you understand the pattern that is being illustrated in your data and how you would predict the data point, <text:span text:style-name="T1">assuming this pattern continues.</text:span></text:p>
      <text:p text:style-name="Standard"><text:span text:style-name="T1">The two questions:</text:span></text:p>
      <text:p text:style-name="Standard">You are given two programs and told to investigate how well they perform when the size of the data set on which they run becomes very large. <text:s/>From observing the results for various moderately sized data sets, you are to predict what will occur with a very large data set. <text:s/>In particular:</text:p>
      <text:list xml:id="list1356326843966846292" text:style-name="WWNum1">
        <text:list-item>
          <text:p text:style-name="P4"><text:s/>You have been provided with a recursive program that computes the nth Fibonacci number. <text:s/>Would you recommend this implementation for large values of n? <text:s text:c="3"/>Why/why not? <text:s/>In particular, approximately how many comparisons will this program make to compute the 100<text:span text:style-name="T2">th</text:span> Fibonacci number? <text:s/>(There are more details in the lab document.)</text:p>
        </text:list-item>
        <text:list-item>
          <text:p text:style-name="P4">You have been provided a recursive function that performs binary search on a sorted file. <text:s/>You may also have implemented a version of Interpolation Search. <text:s text:c="2"/>You have collected data on the average number of locations that are checked when looking for a particular key in arrays of various sizes for one or both of these. <text:s/>Without actually running the program for this large a data set, predict the average number of locations that would be checked when searching for an item in an array of size 10,000,000. <text:s/></text:p>
        </text:list-item>
      </text:list>
      <text:p text:style-name="Standard"><text:s text:c="2"/></text:p>
      <text:p text:style-name="Standard"><text:span text:style-name="T1">You must:</text:span></text:p>
      <text:p text:style-name="Standard"><text:tab/>Clearly state the issue you are investigating. <text:s/>Give a brief but informative introduction.</text:p>
      <text:p text:style-name="Standard"><text:tab/>Describe the experiments you performed to gather data. <text:s/>Concentrate on “what” you did and not on the details of <text:s/>“how “ you did it. <text:s/></text:p>
      <text:p text:style-name="P1">e.g. <text:s/>“The experiment was conducted 100 times and the average running time was calculated.” <text:s/>Not “First I set total to zero and then I made a loop and set up a new set of items in the array and then …. and then … “ <text:s/></text:p>
      <text:p text:style-name="P2">Summarize your results, providing tables of actual data and graphs.</text:p>
      <text:p text:style-name="P2">Make your prediction and justify it</text:p>
      <text:p text:style-name="P2">Do all of this in a professional looking document – about 2 pages l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A. Shannon</meta:initial-creator>
    <dc:creator>Christine A. Shannon</dc:creator>
    <meta:editing-cycles>2</meta:editing-cycles>
    <meta:creation-date>2013-03-12T11:30:00</meta:creation-date>
    <dc:date>2013-03-12T11:30:00</dc:date>
    <meta:editing-duration>PT5S</meta:editing-duration>
    <meta:generator>OpenOffice/4.0.0$Win32 OpenOffice.org_project/400m3$Build-9702</meta:generator>
    <meta:document-statistic meta:table-count="0" meta:image-count="0" meta:object-count="0" meta:page-count="1" meta:paragraph-count="13" meta:word-count="434" meta:character-count="2512"/>
    <meta:user-defined meta:name="AppVersion">12.0000</meta:user-defined>
    <meta:user-defined meta:name="Company">Centre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